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c1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TABLE Dim_Customer (<text:line-break/> <text:s text:c="3"/>Customer_id SERIAL PRIMARY KEY,<text:line-break/> <text:s text:c="3"/>First_Name VARCHAR(100),<text:line-break/> <text:s text:c="3"/>Last_Name VARCHAR(100)<text:line-break/>);<text:line-break/><text:line-break/>CREATE TABLE Dim_Date (<text:line-break/> <text:s text:c="3"/>Date_key INT PRIMARY KEY,<text:line-break/> <text:s text:c="3"/>Date DATE,<text:line-break/> <text:s text:c="3"/>DayOfWeek VARCHAR(20),<text:line-break/> <text:s text:c="3"/>WeekOfYear INT,<text:line-break/> <text:s text:c="3"/>Month INT,<text:line-break/> <text:s text:c="3"/>Quarter INT,<text:line-break/> <text:s text:c="3"/>Year INT<text:line-break/>);<text:line-break/><text:line-break/>CREATE TABLE Dim_Supplier (<text:line-break/> <text:s text:c="3"/>Supplier_id SERIAL PRIMARY KEY,<text:line-break/> <text:s text:c="3"/>Supplier_name VARCHAR(100)<text:line-break/>);<text:line-break/><text:line-break/>CREATE TABLE Dim_Brand (<text:line-break/> <text:s text:c="3"/>Brand_id SERIAL PRIMARY KEY,<text:line-break/> <text:s text:c="3"/>BrandName VARCHAR(100),<text:line-break/> <text:s text:c="3"/>BrandOrigin VARCHAR(100)<text:line-break/>);<text:line-break/><text:line-break/>CREATE TABLE Dim_Category (<text:line-break/> <text:s text:c="3"/>Category_id SERIAL PRIMARY KEY,<text:line-break/> <text:s text:c="3"/>Category_Name VARCHAR(100)<text:line-break/>);<text:line-break/><text:line-break/>CREATE TABLE Dim_Product (<text:line-break/> <text:s text:c="3"/>Product_ID SERIAL PRIMARY KEY,<text:line-break/> <text:s text:c="3"/>Product_Name VARCHAR(100),<text:line-break/> <text:s text:c="3"/>Category INT,<text:line-break/> <text:s text:c="3"/>Brand INT,</text:p>
      <text:p text:style-name="P1"><text:s text:c="4"/>Price NUMERIC(10, 2) NOT NULL DEFAULT 0,<text:line-break/> <text:s text:c="3"/>FOREIGN KEY (Category) REFERENCES Dim_Category(Category_id),<text:line-break/> <text:s text:c="3"/>FOREIGN KEY (Brand) REFERENCES Dim_Brand(Brand_id)<text:line-break/>);<text:line-break/><text:line-break/>---------------------------------<text:line-break/>CREATE TABLE Fact_Sales (<text:line-break/> <text:s text:c="3"/>Sale_ID SERIAL PRIMARY KEY,<text:line-break/> <text:s text:c="3"/>Date INT,<text:line-break/> <text:s text:c="3"/>Product_ID INT,<text:line-break/> <text:s text:c="3"/>Customer_ID INT,<text:line-break/> <text:s text:c="3"/>Quantity INT,<text:line-break/><text:soft-page-break/> <text:s text:c="3"/>FOREIGN KEY (Date) REFERENCES Dim_Date(Date_key),<text:line-break/> <text:s text:c="3"/>FOREIGN KEY (Product_ID) REFERENCES Dim_Product(Product_ID),<text:line-break/> <text:s text:c="3"/>FOREIGN KEY (Customer_ID) REFERENCES Dim_Customer(Customer_id)<text:line-break/>);<text:line-break/><text:line-break/>CREATE TABLE Fact_Inventory (</text:p>
      <text:p text:style-name="Standard"><text:s text:c="4"/>Inventory_Id SERIAL PRIMARY KEY,</text:p>
      <text:p text:style-name="Standard"><text:s text:c="4"/>Date_key INT NOT NULL,</text:p>
      <text:p text:style-name="Standard"><text:s text:c="4"/>Product_Id INT NOT NULL,</text:p>
      <text:p text:style-name="Standard"><text:s text:c="4"/>Supplier_Id INT NOT NULL,</text:p>
      <text:p text:style-name="Standard"><text:s text:c="4"/>Quantity INT NOT NULL,</text:p>
      <text:p text:style-name="Standard"><text:s text:c="4"/>Total_cost NUMERIC(10, 2) NOT NULL</text:p>
      <text:p text:style-name="Standard">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16:01:17.070000000</meta:creation-date>
    <dc:date>2025-01-16T21:40:56.305000000</dc:date>
    <meta:editing-duration>PT23M21S</meta:editing-duration>
    <meta:editing-cycles>4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9" meta:word-count="164" meta:character-count="1469" meta:non-whitespace-character-count="1155"/>
  </office:meta>
</office:document-meta>
</file>